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9C000003E83664CA29.png"/>
  <manifest:file-entry manifest:media-type="image/png" manifest:full-path="Pictures/1000020100000B68000007BABC21D210.png"/>
  <manifest:file-entry manifest:media-type="image/png" manifest:full-path="Pictures/100002010000059C00000402841A899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5.55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24.14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939cm"/>
    </style:style>
    <style:style style:name="gr5" style:family="graphic">
      <style:graphic-properties style:protect="size"/>
    </style:style>
    <style:style style:name="gr6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51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051cm" svg:height="1.987cm" svg:x="1.449cm" svg:y="3cm">
          <draw:text-box>
            <text:p><text:span text:style-name="T1">Redstone Park Project</text:span></text:p>
          </draw:text-box>
        </draw:frame>
        <draw:frame draw:style-name="gr2" draw:text-style-name="P2" draw:layer="layout" svg:width="26.152cm" svg:height="4.049cm" svg:x="1.348cm" svg:y="6.951cm">
          <draw:text-box>
            <text:p><text:span text:style-name="T2">Saeed Ektesabi: saeed.ektesabi@mail.polimi.it</text:span></text:p>
            <text:p><text:span text:style-name="T2">Hamidreza Hanafi: hamidreza.hanafi@mail.polimi.it</text:span></text:p>
            <text:p><text:span text:style-name="T2">Andrea Sanguin: andrea.sanguin@mail.polimi.it </text:span></text:p>
          </draw:text-box>
        </draw:frame>
        <draw:frame draw:style-name="gr3" draw:text-style-name="P3" draw:layer="layout" svg:width="24cm" svg:height="3.083cm" svg:x="1.5cm" svg:y="13.917cm">
          <draw:text-box>
            <text:p><text:span text:style-name="T3">This document gathers the 3 schemas that describe the structure of our website: C-IDM, L-IDM, and P-IDM.</text:span></text:p>
            <text:p><text:span text:style-name="T3">We've used Pencil in order to create our interactive mockup.</text:span></text:p>
          </draw:text-box>
        </draw:frame>
        <draw:frame draw:style-name="gr4" draw:text-style-name="P3" draw:layer="layout" svg:width="9.439cm" svg:height="1.195cm" svg:x="1.5cm" svg:y="12cm">
          <draw:text-box>
            <text:p><text:span text:style-name="T3">Delivery Date: 21-09-16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6" draw:text-style-name="P4" draw:layer="layout" svg:width="27.999cm" svg:height="20.997cm" svg:x="0.001cm" svg:y="0cm">
          <draw:image xlink:href="Pictures/100002010000059C000003E83664CA29.png" xlink:type="simple" xlink:show="embed" xlink:actuate="onLoad">
            <text:p/>
          </draw:image>
        </draw:frame>
        <draw:frame draw:style-name="gr7" draw:text-style-name="P5" draw:layer="layout" svg:width="6.103cm" svg:height="1.673cm" svg:x="20.249cm" svg:y="0.5cm">
          <draw:text-box>
            <text:p><text:span text:style-name="T4">Saeed Ektesabi: ID 840689</text:span></text:p>
            <text:p><text:span text:style-name="T4">Hamidreza Hanafi: ID 841408</text:span></text:p>
            <text:p><text:span text:style-name="T4">Andrea Sanguin: ID 791643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6" draw:text-style-name="P4" draw:layer="layout" svg:width="27.999cm" svg:height="21cm" svg:x="0cm" svg:y="0cm">
          <draw:image xlink:href="Pictures/100002010000059C00000402841A899D.png" xlink:type="simple" xlink:show="embed" xlink:actuate="onLoad">
            <text:p/>
          </draw:image>
        </draw:frame>
        <draw:frame draw:style-name="gr7" draw:text-style-name="P5" draw:layer="layout" svg:width="6.103cm" svg:height="1.673cm" svg:x="20.25cm" svg:y="0.501cm">
          <draw:text-box>
            <text:p><text:span text:style-name="T4">Saeed Ektesabi: ID 840689</text:span></text:p>
            <text:p><text:span text:style-name="T4">Hamidreza Hanafi: ID 841408</text:span></text:p>
            <text:p><text:span text:style-name="T4">Andrea Sanguin: ID 791643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6" draw:text-style-name="P4" draw:layer="layout" svg:width="27.999cm" svg:height="21cm" svg:x="0.001cm" svg:y="0cm">
          <draw:image xlink:href="Pictures/1000020100000B68000007BABC21D210.png" xlink:type="simple" xlink:show="embed" xlink:actuate="onLoad">
            <text:p/>
          </draw:image>
        </draw:frame>
        <draw:frame draw:style-name="gr7" draw:text-style-name="P5" draw:layer="layout" svg:width="6.103cm" svg:height="1.673cm" svg:x="20.25cm" svg:y="0.501cm">
          <draw:text-box>
            <text:p><text:span text:style-name="T4">Saeed Ektesabi: ID 840689</text:span></text:p>
            <text:p><text:span text:style-name="T4">Hamidreza Hanafi: ID 841408</text:span></text:p>
            <text:p><text:span text:style-name="T4">Andrea Sanguin: ID 791643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4M24S</meta:editing-duration>
    <meta:editing-cycles>6</meta:editing-cycles>
    <meta:generator>OpenOffice/4.1.2$Win32 OpenOffice.org_project/412m3$Build-9782</meta:generator>
    <dc:date>2016-09-06T21:03:35.70</dc:date>
    <meta:document-statistic meta:object-count="39"/>
  </office:meta>
</office:document-meta>
</file>